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C8E4F598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1">
      <style:paragraph-properties fo:text-align="start" style:justify-single-word="false"/>
      <style:text-properties officeooo:paragraph-rsid="001047be"/>
    </style:style>
    <style:style style:name="T1" style:family="text">
      <style:text-properties style:text-position="super 58%"/>
    </style:style>
    <style:style style:name="T2" style:family="text">
      <style:text-properties style:font-name="Standard Symbols L"/>
    </style:style>
    <style:style style:name="T3" style:family="text">
      <style:text-properties officeooo:rsid="001047be"/>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span text:style-name="T2">d</text:span>: Special Relativity</text:p>
      <text:p text:style-name="P1"/>
      <text:list xml:id="list7405171541944058159" text:style-name="L1">
        <text:list-item>
          <text:p text:style-name="P4">An asteroid with a proper length of 1 meter is traveling at 75% the speed of light relative to an external observer. <text:s/>What is the length of the asteroid according to the observer?</text:p>
        </text:list-item>
      </text:list>
      <text:p text:style-name="P2"/>
      <text:p text:style-name="P2"/>
      <text:p text:style-name="P2"/>
      <text:p text:style-name="P2"/>
      <text:list xml:id="list75004337655767" text:continue-numbering="true" text:style-name="L1">
        <text:list-item>
          <text:p text:style-name="P4"><text:span text:style-name="T3">Liz</text:span> is flying her spaceship across the solar system while <text:span text:style-name="T3">Tommy</text:span> watches her ship from earth. </text:p>
          <text:list>
            <text:list-item>
              <text:p text:style-name="P4"><text:s/>How fast would she have to go for her clock on board the ship to run at a rate half of <text:span text:style-name="T3">Tommy</text:span>'s clock?</text:p>
            </text:list-item>
          </text:list>
        </text:list-item>
      </text:list>
      <text:p text:style-name="P2"/>
      <text:p text:style-name="P2"/>
      <text:p text:style-name="P2"/>
      <text:p text:style-name="P2"/>
      <text:list xml:id="list75003340733508" text:continue-numbering="true" text:style-name="L1">
        <text:list-item>
          <text:list>
            <text:list-item>
              <text:p text:style-name="P5"><text:span text:style-name="T3">Liz</text:span> determines that her mass is 50 kg. <text:s/>What does <text:span text:style-name="T3">Tommy</text:span> observe her mass to be?</text:p>
            </text:list-item>
          </text:list>
        </text:list-item>
      </text:list>
      <text:p text:style-name="P2"/>
      <text:p text:style-name="P2"/>
      <text:p text:style-name="P2"/>
      <text:p text:style-name="P2"/>
      <text:p text:style-name="P2"/>
      <text:p text:style-name="P2"/>
      <text:list xml:id="list75003591027922" text:continue-numbering="true" text:style-name="L1">
        <text:list-item>
          <text:p text:style-name="P4">Malcolm is convinced that Aliens live on a planet orbiting the bright star Vega (40 light-years away). So he prepares his ship, and travels for 45 years (as observed from earth) before reaching the planet (where he finds that intense radiation from the bright blue star never allowed life to form.).</text:p>
          <text:list>
            <text:list-item>
              <text:p text:style-name="P4">How much older is Malcolm when he arrives?</text:p>
            </text:list-item>
          </text:list>
        </text:list-item>
      </text:list>
      <text:p text:style-name="P2"/>
      <text:p text:style-name="P2"/>
      <text:p text:style-name="P2"/>
      <text:p text:style-name="P2"/>
      <text:list xml:id="list75004239798073" text:continue-numbering="true" text:style-name="L1">
        <text:list-item>
          <text:list>
            <text:list-item>
              <text:p text:style-name="P4">Malcolm turns around and heads back to earth. <text:s/>How fast should he travel in order for the trip to take him a total of 3 years (in Malcolm's reference frame).</text:p>
            </text:list-item>
          </text:list>
        </text:list-item>
      </text:list>
      <text:p text:style-name="P2"/>
      <text:p text:style-name="P2"/>
      <text:p text:style-name="P2"/>
      <text:p text:style-name="P2"/>
      <text:list xml:id="list75004673158423" text:continue-numbering="true" text:style-name="L1">
        <text:list-item>
          <text:list>
            <text:list-item>
              <text:p text:style-name="P4">If Malcolm has a rest-mass of 65 kg, how much heavier is Malcolm during the return trip than when he initially left?</text:p>
            </text:list-item>
          </text:list>
        </text:list-item>
      </text:list>
      <text:p text:style-name="P2"/>
      <text:p text:style-name="P2"/>
      <text:p text:style-name="P2"/>
      <text:p text:style-name="P2"/>
      <text:p text:style-name="P2"/>
      <text:p text:style-name="P2"><text:soft-page-break/></text:p>
      <text:list xml:id="list75003478805100" text:continue-numbering="true" text:style-name="L1">
        <text:list-item>
          <text:p text:style-name="P4">Jacob is a track star. <text:s/>He runs the 100 meter dash in 9.5 seconds. <text:s/></text:p>
          <text:list>
            <text:list-item>
              <text:p text:style-name="P4">What is Jacob's velocity? <text:s/></text:p>
            </text:list-item>
          </text:list>
        </text:list-item>
      </text:list>
      <text:p text:style-name="P2"/>
      <text:p text:style-name="P2"/>
      <text:p text:style-name="P2"/>
      <text:p text:style-name="P2"/>
      <text:list xml:id="list75005093088647" text:continue-numbering="true" text:style-name="L1">
        <text:list-item>
          <text:list>
            <text:list-item>
              <text:p text:style-name="P4">If Jacob has a rest-mass of 50 kg, what is the change in mass that he experiences as he runs. <text:s/></text:p>
            </text:list-item>
          </text:list>
        </text:list-item>
      </text:list>
      <text:p text:style-name="P2"/>
      <text:p text:style-name="P2"/>
      <text:p text:style-name="P2"/>
      <text:p text:style-name="P2"/>
      <text:list xml:id="list75003934329475" text:continue-numbering="true" text:style-name="L1">
        <text:list-item>
          <text:list>
            <text:list-item>
              <text:p text:style-name="P4">Jacob measures 15 cm from front to back. <text:s/>If he were to run at 98 % the speed of light, <text:span text:style-name="T3">what would his new distance from front to back be?</text:span></text:p>
            </text:list-item>
          </text:list>
        </text:list-item>
      </text:list>
      <text:p text:style-name="P2"/>
      <text:p text:style-name="P2"/>
      <text:p text:style-name="P2"/>
      <text:p text:style-name="P2"/>
      <text:list xml:id="list75003408299171" text:continue-numbering="true" text:style-name="L1">
        <text:list-item>
          <text:list>
            <text:list-item>
              <text:p text:style-name="P4">Could Jacob use a smaller shirt size if he were to run this fast? <text:s/>Why or why not?</text:p>
            </text:list-item>
          </text:list>
        </text:list-item>
      </text:list>
      <text:p text:style-name="P2"/>
      <text:p text:style-name="P2"/>
      <text:list xml:id="list75004620949110" text:continue-numbering="true" text:style-name="L1">
        <text:list-header>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text-properties style:font-name="Standard Symbols L"/>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3193in" svg:height="2.5559in" svg:viewBox="0 0 8431 6492"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0-05-14T07:01:09.000000203" text:fixed="true">05/14/10</text:date></text:p>
      </style:header>
      <style:footer>
        <text:p text:style-name="Footer">4<text:span text:style-name="MT1">th</text:span> 9 weeks<text:tab/><text:page-number text:select-page="current">2</text:page-number>/<text:page-count>2</text:page-count><text:tab/>Assignment <text:span text:style-name="MT2">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5-14T07:01:09</meta:creation-date>
    <meta:editing-duration>PT28M15S</meta:editing-duration>
    <meta:editing-cycles>5</meta:editing-cycles>
    <meta:generator>LibreOffice/4.2.3.2$Linux_X86_64 LibreOffice_project/5b49ae607df7cb5a837397b40c7dba9b437980e9</meta:generator>
    <meta:initial-creator>Jonas Williamson</meta:initial-creator>
    <dc:date>2014-05-21T07:50:02.894026383</dc:date>
    <meta:document-statistic meta:table-count="0" meta:image-count="1" meta:object-count="0" meta:page-count="2" meta:paragraph-count="16" meta:word-count="310" meta:character-count="1592" meta:non-whitespace-character-count="1283"/>
    <meta:user-defined meta:name="Info 1"/>
    <meta:user-defined meta:name="Info 2"/>
    <meta:user-defined meta:name="Info 3"/>
    <meta:user-defined meta:name="Info 4"/>
  </office:meta>
</office:document-meta>
</file>